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2ae3" officeooo:paragraph-rsid="00162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9:57:04.355823938</meta:creation-date>
    <dc:date>2017-05-06T09:57:33.510873165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